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(3-5)</text:p>
          </table:table-cell>
          <table:table-cell office:value-type="string">
            <text:p>20</text:p>
          </table:table-cell>
          <table:table-cell office:value-type="string">
            <text:p>19</text:p>
          </table:table-cell>
          <table:table-cell office:value-type="string">
            <text:p>27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UNI (7-2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51</text:p>
          </table:table-cell>
          <table:table-cell office:value-type="string">
            <text:p>.19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44</text:p>
          </table:table-cell>
          <table:table-cell office:value-type="string">
            <text:p>.18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47</text:p>
          </table:table-cell>
          <table:table-cell office:value-type="string">
            <text:p>.25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60</text:p>
          </table:table-cell>
          <table:table-cell office:value-type="string">
            <text:p>.217</text:p>
          </table:table-cell>
        </table:table-row>
        <table:table-row>
          <table:table-cell office:value-type="string">
            <text:p>UNI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4</text:p>
          </table:table-cell>
          <table:table-cell office:value-type="string">
            <text:p>52</text:p>
          </table:table-cell>
          <table:table-cell office:value-type="string">
            <text:p>.32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42</text:p>
          </table:table-cell>
          <table:table-cell office:value-type="string">
            <text:p>.21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42</text:p>
          </table:table-cell>
          <table:table-cell office:value-type="string">
            <text:p>.238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string">
            <text:p>54</text:p>
          </table:table-cell>
          <table:table-cell office:value-type="string">
            <text:p>.296</text:p>
          </table:table-cell>
        </table:table-row>
      </table:table>
      <table:table table:name="Sheet 2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143</text:p>
          </table:table-cell>
          <table:table-cell office:value-type="string">
            <text:p>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32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69</text:p>
          </table:table-cell>
          <table:table-cell office:value-type="string">
            <text:p>.15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Kenzie Hesse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chmidt 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43</text:p>
          </table:table-cell>
          <table:table-cell office:value-type="string">
            <text:p>.27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26</text:p>
          </table:table-cell>
          <table:table-cell office:value-type="string">
            <text:p>.1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1</text:p>
          </table:table-cell>
          <table:table-cell office:value-type="string">
            <text:p>18</text:p>
          </table:table-cell>
          <table:table-cell office:value-type="string">
            <text:p>202</text:p>
          </table:table-cell>
          <table:table-cell office:value-type="string">
            <text:p>.213</text:p>
          </table:table-cell>
          <table:table-cell office:value-type="string">
            <text:p>58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89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9.0</text:p>
          </table:table-cell>
        </table:table-row>
      </table:table>
      <table:table table:name="Sheet 3">
        <table:table-row>
          <table:table-cell office:value-type="string">
            <text:p>UNI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Johnson, Moriah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.35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Weber, Bri 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 office:value-type="string">
            <text:p>54</text:p>
          </table:table-cell>
          <table:table-cell office:value-type="string">
            <text:p>.259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0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Sorge, Kendyl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Hook, Heather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.182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aylor, Karlie 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42</text:p>
          </table:table-cell>
          <table:table-cell office:value-type="string">
            <text:p>.28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1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Seehase, Jaydlin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Thomas, Piper 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 office:value-type="string">
            <text:p>44</text:p>
          </table:table-cell>
          <table:table-cell office:value-type="string">
            <text:p>.3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Staack, Abbi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Hedges, Taylo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72</text:p>
          </table:table-cell>
          <table:table-cell office:value-type="string">
            <text:p>20</text:p>
          </table:table-cell>
          <table:table-cell office:value-type="string">
            <text:p>190</text:p>
          </table:table-cell>
          <table:table-cell office:value-type="string">
            <text:p>.274</text:p>
          </table:table-cell>
          <table:table-cell office:value-type="string">
            <text:p>7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07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83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